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6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75cm" fo:min-width="3.5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2.25cm" fo:min-width="7.5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25cm" svg:height="2.25cm" svg:x="7.208cm" svg:y="2cm">
          <text:p text:style-name="P1">usuario</text:p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1cm" svg:y1="4.5cm" svg:x2="11cm" svg:y2="5.5cm">
          <text:p/>
        </draw:line>
        <draw:custom-shape draw:style-name="gr3" draw:text-style-name="P1" draw:layer="layout" svg:width="4cm" svg:height="2.25cm" svg:x="16.25cm" svg:y="6cm">
          <text:p text:style-name="P1">Class Helado vainill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cm" svg:x="6.75cm" svg:y="6cm">
          <text:p text:style-name="P1">Class Helado fresa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cm" svg:x="2cm" svg:y="6cm">
          <text:p text:style-name="P1">Class Helado chocolat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2cm" svg:x="11.5cm" svg:y="6cm">
          <text:p text:style-name="P1">Class Helado pistache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4.25cm" svg:y1="5.5cm" svg:x2="18.5cm" svg:y2="5.5cm">
          <text:p/>
        </draw:line>
        <draw:line draw:style-name="gr6" draw:text-style-name="P2" draw:layer="layout" svg:x1="4.25cm" svg:y1="5.5cm" svg:x2="4.25cm" svg:y2="6cm">
          <text:p/>
        </draw:line>
        <draw:polygon draw:style-name="gr6" draw:text-style-name="P2" draw:layer="layout" svg:width="0cm" svg:height="0cm" svg:x="4.25cm" svg:y="6cm" svg:viewBox="0 0 0 0" draw:points="0,0">
          <text:p/>
        </draw:polygon>
        <draw:line draw:style-name="gr6" draw:text-style-name="P2" draw:layer="layout" svg:x1="9.75cm" svg:y1="5.5cm" svg:x2="9.75cm" svg:y2="6cm">
          <text:p/>
        </draw:line>
        <draw:line draw:style-name="gr6" draw:text-style-name="P2" draw:layer="layout" svg:x1="18.5cm" svg:y1="5.5cm" svg:x2="18.5cm" svg:y2="6cm">
          <text:p/>
        </draw:line>
        <draw:polygon draw:style-name="gr6" draw:text-style-name="P2" draw:layer="layout" svg:width="0cm" svg:height="0cm" svg:x="13.25cm" svg:y="6cm" svg:viewBox="0 0 0 0" draw:points="0,0">
          <text:p/>
        </draw:polygon>
        <draw:line draw:style-name="gr5" draw:text-style-name="P2" draw:layer="layout" svg:x1="4.25cm" svg:y1="9.75cm" svg:x2="18.5cm" svg:y2="9.75cm">
          <text:p/>
        </draw:line>
        <draw:line draw:style-name="gr6" draw:text-style-name="P2" draw:layer="layout" svg:x1="4.25cm" svg:y1="8cm" svg:x2="4.25cm" svg:y2="9.75cm">
          <text:p/>
        </draw:line>
        <draw:line draw:style-name="gr6" draw:text-style-name="P2" draw:layer="layout" svg:x1="18.5cm" svg:y1="8cm" svg:x2="18.5cm" svg:y2="9.75cm">
          <text:p/>
        </draw:line>
        <draw:line draw:style-name="gr6" draw:text-style-name="P2" draw:layer="layout" svg:x1="18.5cm" svg:y1="8cm" svg:x2="18.5cm" svg:y2="9.75cm">
          <text:p/>
        </draw:line>
        <draw:line draw:style-name="gr6" draw:text-style-name="P2" draw:layer="layout" svg:x1="13.5cm" svg:y1="8cm" svg:x2="13.5cm" svg:y2="9.75cm">
          <text:p/>
        </draw:line>
        <draw:line draw:style-name="gr6" draw:text-style-name="P2" draw:layer="layout" svg:x1="9cm" svg:y1="8cm" svg:x2="9cm" svg:y2="9.75cm">
          <text:p/>
        </draw:line>
        <draw:custom-shape draw:style-name="gr7" draw:text-style-name="P1" draw:layer="layout" svg:width="8cm" svg:height="2.5cm" svg:x="7cm" svg:y="11.75cm">
          <text:p text:style-name="P1">Class factory helado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cm" svg:y1="9.75cm" svg:x2="11cm" svg:y2="11.75cm">
          <text:p/>
        </draw:line>
        <draw:line draw:style-name="gr6" draw:text-style-name="P2" draw:layer="layout" svg:x1="13cm" svg:y1="5.5cm" svg:x2="13cm" svg:y2="6cm">
          <text:p/>
        </draw:line>
        <draw:custom-shape draw:style-name="gr7" draw:text-style-name="P1" draw:layer="layout" svg:width="8cm" svg:height="2.5cm" svg:x="7cm" svg:y="15.75cm">
          <text:p text:style-name="P1">Class consumir helado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11cm" svg:y1="14.25cm" svg:x2="11cm" svg:y2="16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9-12T17:55:10.912440708</meta:creation-date>
    <dc:date>2022-09-12T18:12:47.416421986</dc:date>
    <meta:editing-duration>PT7M6S</meta:editing-duration>
    <meta:editing-cycles>1</meta:editing-cycles>
    <meta:document-statistic meta:object-count="23"/>
    <meta:generator>LibreOffice/7.3.3.2$MacOSX_X86_64 LibreOffice_project/d1d0ea68f081ee2800a922cac8f79445e4603348</meta:generator>
  </office:meta>
</office:document-meta>
</file>